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323" officeooo:paragraph-rsid="001e5323"/>
    </style:style>
    <style:style style:name="P2" style:family="paragraph" style:parent-style-name="Standard">
      <style:paragraph-properties fo:text-align="center" style:justify-single-word="false"/>
      <style:text-properties fo:font-size="24pt" officeooo:rsid="001e5323" officeooo:paragraph-rsid="001e5323" style:font-size-asian="24pt" style:font-size-complex="24pt"/>
    </style:style>
    <style:style style:name="P3" style:family="paragraph" style:parent-style-name="Standard">
      <style:paragraph-properties fo:text-align="end" style:justify-single-word="false"/>
      <style:text-properties fo:font-size="14pt" officeooo:rsid="001e5323" officeooo:paragraph-rsid="001e5323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2106bb" officeooo:paragraph-rsid="002106bb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5pt" officeooo:rsid="002106bb" officeooo:paragraph-rsid="002106bb" style:font-size-asian="15pt" style:font-size-complex="15pt"/>
    </style:style>
    <style:style style:name="T1" style:family="text">
      <style:text-properties officeooo:rsid="002106b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date style:data-style-name="N37" text:date-value="2025-11-05T16:06:23.996114018">11/05/25</text:date></text:p>
      <text:p text:style-name="P2">Math 5099 – Colloquium </text:p>
      <text:p text:style-name="P2"><text:span text:style-name="T1">Fall</text:span> 2025</text:p>
      <text:p text:style-name="P1"/>
      <text:p text:style-name="P5">&lt;title&gt;</text:p>
      <text:p text:style-name="P5">By Dr. Someone</text:p>
      <text:p text:style-name="P5"/>
      <text:p text:style-name="P4">Reflection by Paul Carmod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55:18.589233463</meta:creation-date>
    <meta:generator>LibreOffice/24.2.7.2$Linux_X86_64 LibreOffice_project/420$Build-2</meta:generator>
    <dc:date>2025-11-05T16:06:23.836480492</dc:date>
    <meta:editing-duration>PT6M57S</meta:editing-duration>
    <meta:editing-cycles>5</meta:editing-cycles>
    <meta:document-statistic meta:table-count="0" meta:image-count="0" meta:object-count="0" meta:page-count="1" meta:paragraph-count="6" meta:word-count="14" meta:character-count="87" meta:non-whitespace-character-count="77"/>
  </office:meta>
</office:document-meta>
</file>